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3.752cm"/>
    </style:style>
    <style:style style:name="co15" style:family="table-column">
      <style:table-column-properties fo:break-before="auto" style:column-width="1.392cm"/>
    </style:style>
    <style:style style:name="co16" style:family="table-column">
      <style:table-column-properties fo:break-before="auto" style:column-width="3.237cm"/>
    </style:style>
    <style:style style:name="co17" style:family="table-column">
      <style:table-column-properties fo:break-before="auto" style:column-width="4.235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797cm"/>
    </style:style>
    <style:style style:name="co21" style:family="table-column">
      <style:table-column-properties fo:break-before="auto" style:column-width="2.51cm"/>
    </style:style>
    <style:style style:name="co22" style:family="table-column">
      <style:table-column-properties fo:break-before="auto" style:column-width="2.843cm"/>
    </style:style>
    <style:style style:name="co23" style:family="table-column">
      <style:table-column-properties fo:break-before="auto" style:column-width="8.128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7.897cm"/>
    </style:style>
    <style:style style:name="co26" style:family="table-column">
      <style:table-column-properties fo:break-before="auto" style:column-width="6.082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2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er_5f_default">
      <style:text-properties style:text-underline-style="solid" style:text-underline-width="auto" style:text-underline-color="font-color"/>
    </style: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353cm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.881cm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,123456789</text:p>
          </table:table-cell>
          <table:table-cell table:style-name="taxable_5f_event_5f_default" office:value-type="float" office:value="0.123456789" calcext:value-type="float">
            <text:p>0,123456789</text:p>
          </table:table-cell>
          <table:table-cell table:style-name="taxable_5f_event_5f_alt_5f_default" office:value-type="float" office:value="0.123456789" calcext:value-type="float">
            <text:p>0,123456789</text:p>
          </table:table-cell>
          <table:table-cell table:style-name="acquired_5f_lot_5f_default" office:value-type="float" office:value="0.123456789" calcext:value-type="float">
            <text:p>0,123456789</text:p>
          </table:table-cell>
          <table:table-cell table:style-name="acquired_5f_lot_5f_alt_5f_default" office:value-type="float" office:value="0.123456789" calcext:value-type="float">
            <text:p>0,123456789</text:p>
          </table:table-cell>
          <table:table-cell table:style-name="highlighted_5f_default" office:value-type="float" office:value="0.123456789" calcext:value-type="float">
            <text:p>0,123456789</text:p>
          </table:table-cell>
          <table:table-cell table:style-name="taxable_5f_event_5f_note_5f_default" office:value-type="float" office:value="0.123456789" calcext:value-type="float">
            <text:p>0,123456789</text:p>
          </table:table-cell>
          <table:table-cell table:style-name="acquired_5f_lot_5f_note_5f_default" office:value-type="float" office:value="0.123456789" calcext:value-type="float">
            <text:p>0,123456789</text:p>
          </table:table-cell>
          <table:table-cell table:style-name="bold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transparent_5f_fiat" office:value-type="currency" office:currency="EUR" office:value="0.123456789" calcext:value-type="currency">
            <text:p>0,12 €</text:p>
          </table:table-cell>
          <table:table-cell table:style-name="taxable_5f_event_5f_fiat" office:value-type="currency" office:currency="EUR" office:value="0.123456789" calcext:value-type="currency">
            <text:p>0,12 €</text:p>
          </table:table-cell>
          <table:table-cell table:style-name="taxable_5f_event_5f_alt_5f_fiat" office:value-type="currency" office:currency="EUR" office:value="0.123456789" calcext:value-type="currency">
            <text:p>0,12 €</text:p>
          </table:table-cell>
          <table:table-cell table:style-name="acquired_5f_lot_5f_fiat" office:value-type="currency" office:currency="EUR" office:value="0.123456789" calcext:value-type="currency">
            <text:p>0,12 €</text:p>
          </table:table-cell>
          <table:table-cell table:style-name="acquired_5f_lot_5f_alt_5f_fiat" office:value-type="currency" office:currency="EUR" office:value="0.123456789" calcext:value-type="currency">
            <text:p>0,12 €</text:p>
          </table:table-cell>
          <table:table-cell table:style-name="highlighted_5f_fiat" office:value-type="currency" office:currency="EUR" office:value="0.123456789" calcext:value-type="currency">
            <text:p>0,12 €</text:p>
          </table:table-cell>
          <table:table-cell table:style-name="taxable_5f_event_5f_note_5f_fiat" office:value-type="currency" office:currency="EUR" office:value="0.123456789" calcext:value-type="currency">
            <text:p>0,12 €</text:p>
          </table:table-cell>
          <table:table-cell table:style-name="acquired_5f_lot_5f_note_5f_fiat" office:value-type="currency" office:currency="EUR" office:value="0.123456789" calcext:value-type="currency">
            <text:p>0,12 €</text:p>
          </table:table-cell>
          <table:table-cell table:style-name="bold_5f_fiat" office:value-type="currency" office:currency="EUR" office:value="0.123456789" calcext:value-type="currency">
            <text:p>0,12 €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,12345679</text:p>
          </table:table-cell>
          <table:table-cell table:style-name="taxable_5f_event_5f_crypto" office:value-type="float" office:value="0.123456789" calcext:value-type="float">
            <text:p>0,12345679</text:p>
          </table:table-cell>
          <table:table-cell table:style-name="taxable_5f_event_5f_alt_5f_crypto" office:value-type="float" office:value="0.123456789" calcext:value-type="float">
            <text:p>0,12345679</text:p>
          </table:table-cell>
          <table:table-cell table:style-name="acquired_5f_lot_5f_crypto" office:value-type="float" office:value="0.123456789" calcext:value-type="float">
            <text:p>0,12345679</text:p>
          </table:table-cell>
          <table:table-cell table:style-name="acquired_5f_lot_5f_alt_5f_crypto" office:value-type="float" office:value="0.123456789" calcext:value-type="float">
            <text:p>0,12345679</text:p>
          </table:table-cell>
          <table:table-cell table:style-name="highlighted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,346%</text:p>
          </table:table-cell>
          <table:table-cell table:style-name="taxable_5f_event_5f_percent" office:value-type="percentage" office:value="0.123456789" calcext:value-type="percentage">
            <text:p>12,346%</text:p>
          </table:table-cell>
          <table:table-cell table:style-name="taxable_5f_event_5f_alt_5f_percent" office:value-type="percentage" office:value="0.123456789" calcext:value-type="percentage">
            <text:p>12,346%</text:p>
          </table:table-cell>
          <table:table-cell table:style-name="acquired_5f_lot_5f_percent" office:value-type="percentage" office:value="0.123456789" calcext:value-type="percentage">
            <text:p>12,346%</text:p>
          </table:table-cell>
          <table:table-cell table:style-name="acquired_5f_lot_5f_alt_5f_percent" office:value-type="percentage" office:value="0.123456789" calcext:value-type="percentage">
            <text:p>12,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,123456789</text:p>
          </table:table-cell>
          <table:table-cell table:style-name="taxable_5f_event_5f_border_5f_default" office:value-type="float" office:value="0.123456789" calcext:value-type="float">
            <text:p>0,123456789</text:p>
          </table:table-cell>
          <table:table-cell table:style-name="taxable_5f_event_5f_alt_5f_border_5f_default" office:value-type="float" office:value="0.123456789" calcext:value-type="float">
            <text:p>0,123456789</text:p>
          </table:table-cell>
          <table:table-cell table:style-name="acquired_5f_lot_5f_border_5f_default" office:value-type="float" office:value="0.123456789" calcext:value-type="float">
            <text:p>0,123456789</text:p>
          </table:table-cell>
          <table:table-cell table:style-name="acquired_5f_lot_5f_alt_5f_border_5f_default" office:value-type="float" office:value="0.123456789" calcext:value-type="float">
            <text:p>0,123456789</text:p>
          </table:table-cell>
          <table:table-cell table:style-name="highlighted_5f_border_5f_default" office:value-type="float" office:value="0.123456789" calcext:value-type="float">
            <text:p>0,123456789</text:p>
          </table:table-cell>
          <table:table-cell table:style-name="taxable_5f_event_5f_note_5f_border_5f_default" office:value-type="float" office:value="0.123456789" calcext:value-type="float">
            <text:p>0,123456789</text:p>
          </table:table-cell>
          <table:table-cell table:style-name="acquired_5f_lot_5f_note_5f_border_5f_default" office:value-type="float" office:value="0.123456789" calcext:value-type="float">
            <text:p>0,123456789</text:p>
          </table:table-cell>
          <table:table-cell table:style-name="bold_5f_border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transparent_5f_border_5f_fiat" office:value-type="currency" office:currency="EUR" office:value="0.123456789" calcext:value-type="currency">
            <text:p>0,12 €</text:p>
          </table:table-cell>
          <table:table-cell table:style-name="taxable_5f_event_5f_border_5f_fiat" office:value-type="currency" office:currency="EUR" office:value="0.123456789" calcext:value-type="currency">
            <text:p>0,12 €</text:p>
          </table:table-cell>
          <table:table-cell table:style-name="taxable_5f_event_5f_alt_5f_border_5f_fiat" office:value-type="currency" office:currency="EUR" office:value="0.123456789" calcext:value-type="currency">
            <text:p>0,12 €</text:p>
          </table:table-cell>
          <table:table-cell table:style-name="acquired_5f_lot_5f_border_5f_fiat" office:value-type="currency" office:currency="EUR" office:value="0.123456789" calcext:value-type="currency">
            <text:p>0,12 €</text:p>
          </table:table-cell>
          <table:table-cell table:style-name="acquired_5f_lot_5f_alt_5f_border_5f_fiat" office:value-type="currency" office:currency="EUR" office:value="0.123456789" calcext:value-type="currency">
            <text:p>0,12 €</text:p>
          </table:table-cell>
          <table:table-cell table:style-name="highlighted_5f_border_5f_fiat" office:value-type="currency" office:currency="EUR" office:value="0.123456789" calcext:value-type="currency">
            <text:p>0,12 €</text:p>
          </table:table-cell>
          <table:table-cell table:style-name="taxable_5f_event_5f_note_5f_border_5f_fiat" office:value-type="currency" office:currency="EUR" office:value="0.123456789" calcext:value-type="currency">
            <text:p>0,12 €</text:p>
          </table:table-cell>
          <table:table-cell table:style-name="acquired_5f_lot_5f_note_5f_border_5f_fiat" office:value-type="currency" office:currency="EUR" office:value="0.123456789" calcext:value-type="currency">
            <text:p>0,12 €</text:p>
          </table:table-cell>
          <table:table-cell table:style-name="bold_5f_border_5f_fiat" office:value-type="currency" office:currency="EUR" office:value="0.123456789" calcext:value-type="currency">
            <text:p>0,12 €</text:p>
          </table:table-cell>
          <table:table-cell table:number-columns-repeated="54"/>
        </table:table-row>
        <table:table-row table:style-name="ro2">
          <table:table-cell table:style-name="ce1"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,12345679</text:p>
          </table:table-cell>
          <table:table-cell table:style-name="taxable_5f_event_5f_border_5f_crypto" office:value-type="float" office:value="0.123456789" calcext:value-type="float">
            <text:p>0,12345679</text:p>
          </table:table-cell>
          <table:table-cell table:style-name="taxable_5f_event_5f_alt_5f_border_5f_crypto" office:value-type="float" office:value="0.123456789" calcext:value-type="float">
            <text:p>0,12345679</text:p>
          </table:table-cell>
          <table:table-cell table:style-name="acquired_5f_lot_5f_border_5f_crypto" office:value-type="float" office:value="0.123456789" calcext:value-type="float">
            <text:p>0,12345679</text:p>
          </table:table-cell>
          <table:table-cell table:style-name="acquired_5f_lot_5f_alt_5f_border_5f_crypto" office:value-type="float" office:value="0.123456789" calcext:value-type="float">
            <text:p>0,12345679</text:p>
          </table:table-cell>
          <table:table-cell table:style-name="highlighted_5f_border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,346%</text:p>
          </table:table-cell>
          <table:table-cell table:style-name="taxable_5f_event_5f_border_5f_percent" office:value-type="percentage" office:value="0.123456789" calcext:value-type="percentage">
            <text:p>12,346%</text:p>
          </table:table-cell>
          <table:table-cell table:style-name="taxable_5f_event_5f_alt_5f_border_5f_percent" office:value-type="percentage" office:value="0.123456789" calcext:value-type="percentage">
            <text:p>12,346%</text:p>
          </table:table-cell>
          <table:table-cell table:style-name="acquired_5f_lot_5f_border_5f_percent" office:value-type="percentage" office:value="0.123456789" calcext:value-type="percentage">
            <text:p>12,346%</text:p>
          </table:table-cell>
          <table:table-cell table:style-name="acquired_5f_lot_5f_alt_5f_border_5f_percent" office:value-type="percentage" office:value="0.123456789" calcext:value-type="percentage">
            <text:p>12,346%</text:p>
          </table:table-cell>
          <table:table-cell table:number-columns-repeated="58"/>
        </table:table-row>
      </table:table>
      <table:table table:name="__Legend_tax_report_es" table:style-name="ta1">
        <table:table-column table:style-name="co11" table:default-cell-style-name="ce164"/>
        <table:table-column table:style-name="co12" table:default-cell-style-name="ce165"/>
        <table:table-column table:style-name="co13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 table:number-columns-repeated="62"/>
        </table:table-row>
        <table:table-row table:style-name="ro2">
          <table:table-cell table:style-name="ce162"/>
          <table:table-cell table:style-name="ce16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Metodo de contabilida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63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16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66"/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66"/>
          <table:table-cell table:number-columns-repeated="62"/>
        </table:table-row>
        <table:table-row table:style-name="ro3">
          <table:table-cell/>
          <table:table-cell table:style-name="ce16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66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66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65"/>
          <table:table-cell table:number-columns-repeated="63"/>
        </table:table-row>
        <table:table-row table:style-name="ro2">
          <table:table-cell table:style-name="ce165"/>
          <table:table-cell table:number-columns-repeated="63"/>
        </table:table-row>
      </table:table>
      <table:table table:name="__Airdrops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6" table:style-name="ce77"/>
          <table:table-cell table:style-name="ce239" table:number-columns-repeated="50"/>
        </table:table-row>
        <table:table-row table:style-name="ro2">
          <table:table-cell table:style-name="ce169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228"/>
          <table:table-cell table:style-name="ce239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186"/>
          <table:table-cell table:style-name="ce197"/>
          <table:table-cell table:style-name="ce206"/>
          <table:table-cell table:style-name="ce46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6"/>
          <table:table-cell table:style-name="ce46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6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Capital Gains" table:style-name="ta1"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3" table:default-cell-style-name="ce181"/>
        <table:table-column table:style-name="co18" table:default-cell-style-name="ce181"/>
        <table:table-column table:style-name="co19" table:default-cell-style-name="ce180"/>
        <table:table-column table:style-name="co20" table:default-cell-style-name="ce180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49"/>
          <table:table-cell table:style-name="ce12"/>
          <table:table-cell table:style-name="ce352"/>
          <table:table-cell table:style-name="ce220"/>
          <table:table-cell table:style-name="ce46"/>
          <table:table-cell table:style-name="ce5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49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50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51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6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9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Donations" table:style-name="ta1"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3" table:default-cell-style-name="ce181"/>
        <table:table-column table:style-name="co18" table:default-cell-style-name="ce181"/>
        <table:table-column table:style-name="co19" table:default-cell-style-name="ce180"/>
        <table:table-column table:style-name="co20" table:default-cell-style-name="ce180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number-columns-repeated="2" table:style-name="ce46"/>
          <table:covered-table-cell table:number-columns-repeated="2" table:style-name="ce59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49"/>
          <table:table-cell table:style-name="ce12"/>
          <table:table-cell table:style-name="ce352"/>
          <table:table-cell table:style-name="ce220"/>
          <table:table-cell table:style-name="ce46"/>
          <table:table-cell table:style-name="ce5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49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50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51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3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Gifts" table:style-name="ta1"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3" table:default-cell-style-name="ce181"/>
        <table:table-column table:style-name="co18" table:default-cell-style-name="ce181"/>
        <table:table-column table:style-name="co19" table:default-cell-style-name="ce180"/>
        <table:table-column table:style-name="co20" table:default-cell-style-name="ce180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number-columns-repeated="3" table:style-name="ce46"/>
          <table:covered-table-cell table:number-columns-repeated="2" table:style-name="ce59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49"/>
          <table:table-cell table:style-name="ce12"/>
          <table:table-cell table:style-name="ce352"/>
          <table:table-cell table:style-name="ce220"/>
          <table:table-cell table:style-name="ce46"/>
          <table:table-cell table:style-name="ce5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49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50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51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3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Hard Forks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186"/>
          <table:table-cell table:style-name="ce197"/>
          <table:table-cell table:style-name="ce206"/>
          <table:table-cell table:style-name="ce46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6"/>
          <table:table-cell table:style-name="ce46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187"/>
          <table:table-cell table:style-name="ce198" office:value-type="string" calcext:value-type="string">
            <text:p>Date acquired</text:p>
          </table:table-cell>
          <table:table-cell table:style-name="ce207"/>
          <table:table-cell table:style-name="ce214"/>
          <table:table-cell table:style-name="ce46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acquir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come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come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186"/>
          <table:table-cell table:style-name="ce197"/>
          <table:table-cell table:style-name="ce206"/>
          <table:table-cell table:style-name="ce46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6"/>
          <table:table-cell table:style-name="ce46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6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terest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186"/>
          <table:table-cell table:style-name="ce197"/>
          <table:table-cell table:style-name="ce206"/>
          <table:table-cell table:style-name="ce46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6"/>
          <table:table-cell table:style-name="ce46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6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vestment Expenses" table:style-name="ta1"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3" table:default-cell-style-name="ce181"/>
        <table:table-column table:style-name="co18" table:default-cell-style-name="ce181"/>
        <table:table-column table:style-name="co19" table:default-cell-style-name="ce180"/>
        <table:table-column table:style-name="co20" table:default-cell-style-name="ce180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number-columns-repeated="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number-columns-repeated="3" table:style-name="ce46"/>
          <table:covered-table-cell table:number-columns-repeated="2" table:style-name="ce59"/>
          <table:table-cell table:style-name="ce67"/>
          <table:table-cell table:style-name="ce77" table:number-columns-repeated="56"/>
        </table:table-row>
        <table:table-row table:style-name="ro2">
          <table:table-cell table:style-name="ce169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49"/>
          <table:table-cell table:style-name="ce12"/>
          <table:table-cell table:style-name="ce352"/>
          <table:table-cell table:style-name="ce220"/>
          <table:table-cell table:style-name="ce46"/>
          <table:table-cell table:style-name="ce5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49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 table:number-columns-repeated="2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50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51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3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Mining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186"/>
          <table:table-cell table:style-name="ce197"/>
          <table:table-cell table:style-name="ce206"/>
          <table:table-cell table:style-name="ce46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6"/>
          <table:table-cell table:style-name="ce46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6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Staking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186"/>
          <table:table-cell table:style-name="ce197"/>
          <table:table-cell table:style-name="ce206"/>
          <table:table-cell table:style-name="ce46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6"/>
          <table:table-cell table:style-name="ce46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6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Wages" table:style-name="ta1">
        <table:table-column table:style-name="co14" table:default-cell-style-name="ce181"/>
        <table:table-column table:style-name="co15" table:default-cell-style-name="ce181"/>
        <table:table-column table:style-name="co16" table:visibility="collapse" table:default-cell-style-name="ce181"/>
        <table:table-column table:style-name="co17" table:default-cell-style-name="ce181"/>
        <table:table-column table:style-name="co13" table:visibility="collapse" table:default-cell-style-name="ce181"/>
        <table:table-column table:style-name="co18" table:visibility="collapse" table:default-cell-style-name="ce181"/>
        <table:table-column table:style-name="co19" table:visibility="collapse" table:default-cell-style-name="ce180"/>
        <table:table-column table:style-name="co20" table:visibility="collapse" table:default-cell-style-name="ce180"/>
        <table:table-column table:style-name="co21" table:default-cell-style-name="ce181"/>
        <table:table-column table:style-name="co22" table:default-cell-style-name="ce181"/>
        <table:table-column table:style-name="co10" table:visibility="collapse" table:number-columns-repeated="2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number-columns-repeated="43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4" table:style-name="ce77"/>
          <table:table-cell table:style-name="ce77" table:number-columns-repeated="52"/>
        </table:table-row>
        <table:table-row table:style-name="ro2">
          <table:table-cell table:style-name="ce169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7"/>
          <table:covered-table-cell table:number-columns-repeated="6" table:style-name="ce77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67"/>
          <table:table-cell table:style-name="ce77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186"/>
          <table:table-cell table:style-name="ce197"/>
          <table:table-cell table:style-name="ce206"/>
          <table:table-cell table:style-name="ce46" table:number-columns-repeated="2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242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6"/>
          <table:table-cell table:style-name="ce46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number-columns-repeated="2" table:style-name="ce243"/>
          <table:covered-table-cell table:number-columns-repeated="2" table:style-name="ce269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6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 table:number-columns-repeated="2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 table:number-columns-repeated="2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 table:number-columns-repeated="2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 table:number-columns-repeated="50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0"/>
          <table:table-cell table:style-name="ce180" table:number-columns-repeated="4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 table:number-columns-repeated="43"/>
        </table:table-row>
        <table:table-row table:style-name="ro2">
          <table:table-cell table:style-name="Default" table:number-columns-repeated="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04"/>
          <table:table-cell table:style-name="ce180" table:number-columns-repeated="4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 table:number-rows-repeated="11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 table:number-columns-repeated="9"/>
          <table:table-cell table:number-columns-repeated="48"/>
        </table:table-row>
        <table:table-row table:style-name="ro2">
          <table:table-cell table:style-name="ce174" table:number-columns-repeated="2"/>
          <table:table-cell table:style-name="ce189"/>
          <table:table-cell table:style-name="ce175"/>
          <table:table-cell table:style-name="ce210" table:number-columns-repeated="3"/>
          <table:table-cell table:style-name="ce222" table:number-columns-repeated="2"/>
          <table:table-cell table:style-name="ce180"/>
          <table:table-cell table:style-name="ce217" table:number-columns-repeated="2"/>
          <table:table-cell table:style-name="ce180" table:number-columns-repeated="6"/>
          <table:table-cell table:number-columns-repeated="48"/>
        </table:table-row>
        <table:table-row table:style-name="ro2">
          <table:table-cell table:style-name="ce175" table:number-columns-repeated="2"/>
          <table:table-cell table:style-name="ce189"/>
          <table:table-cell table:style-name="ce175"/>
          <table:table-cell table:style-name="ce189" table:number-columns-repeated="2"/>
          <table:table-cell table:style-name="ce210" table:number-columns-repeated="2"/>
          <table:table-cell table:style-name="ce189"/>
          <table:table-cell table:style-name="ce234"/>
          <table:table-cell table:style-name="ce246" table:number-columns-repeated="2"/>
          <table:table-cell table:style-name="ce234" table:number-columns-repeated="2"/>
          <table:table-cell table:style-name="ce180" table:number-columns-repeated="4"/>
          <table:table-cell table:number-columns-repeated="48"/>
        </table:table-row>
        <table:table-row table:style-name="ro2">
          <table:table-cell table:style-name="ce176" table:number-columns-repeated="2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 table:number-columns-repeated="2"/>
          <table:table-cell table:style-name="ce216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7" table:number-columns-repeated="4"/>
          <table:table-cell table:style-name="ce211" table:number-columns-repeated="6"/>
          <table:table-cell table:style-name="ce246" table:number-columns-repeated="2"/>
          <table:table-cell table:style-name="ce211" table:number-columns-repeated="2"/>
          <table:table-cell table:style-name="ce312" table:number-columns-repeated="4"/>
          <table:table-cell table:style-name="ce340"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7"/>
          <table:table-cell table:style-name="ce180" table:number-columns-repeated="8"/>
          <table:table-cell table:number-columns-repeated="48"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 table:number-columns-repeated="2"/>
          <table:table-cell table:style-name="ce225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 table:number-columns-repeated="2"/>
          <table:table-cell table:style-name="ce217" table:number-columns-repeated="2"/>
          <table:table-cell table:style-name="ce226"/>
          <table:table-cell table:style-name="ce235"/>
          <table:table-cell table:style-name="ce180" table:number-columns-repeated="14"/>
          <table:table-cell table:number-columns-repeated="42"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 table:number-columns-repeated="2"/>
          <table:table-cell table:number-columns-repeated="2"/>
          <table:table-cell table:style-name="ce227"/>
          <table:table-cell table:style-name="ce238"/>
          <table:table-cell table:style-name="ce248" table:number-columns-repeated="2"/>
          <table:table-cell table:style-name="ce278" table:number-columns-repeated="2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 table:number-columns-repeated="2"/>
          <table:table-cell table:style-name="ce180"/>
          <table:table-cell table:style-name="ce346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 table:number-columns-repeated="2"/>
          <table:table-cell table:style-name="ce180"/>
          <table:table-cell table:style-name="ce347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5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4" table:number-columns-repeated="3"/>
          <table:table-cell table:style-name="ce180"/>
          <table:table-cell table:style-name="ce194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 table:number-columns-repeated="2"/>
          <table:table-cell table:number-columns-repeated="2"/>
          <table:table-cell table:style-name="ce225"/>
          <table:table-cell table:style-name="ce237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 table:number-columns-repeated="2"/>
          <table:table-cell table:number-columns-repeated="2"/>
          <table:table-cell table:style-name="ce225"/>
          <table:table-cell table:style-name="ce235"/>
          <table:table-cell table:style-name="ce258" table:number-columns-repeated="2"/>
          <table:table-cell table:style-name="ce283" table:number-columns-repeated="2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 table:number-columns-repeated="2"/>
          <table:table-cell table:style-name="ce180"/>
          <table:table-cell table:style-name="ce348"/>
          <table:table-cell table:style-name="ce180"/>
          <table:table-cell table:number-columns-repeated="42"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 table:number-columns-repeated="2"/>
          <table:table-cell table:style-name="ce225"/>
          <table:table-cell table:style-name="ce237"/>
          <table:table-cell table:style-name="ce180" table:number-columns-repeated="2"/>
          <table:table-cell table:style-name="ce283" table:number-columns-repeated="2"/>
          <table:table-cell table:style-name="ce182"/>
          <table:table-cell table:style-name="ce338"/>
          <table:table-cell table:style-name="ce341"/>
          <table:table-cell table:style-name="ce180"/>
          <table:table-cell table:style-name="ce193" table:number-columns-repeated="3"/>
          <table:table-cell table:style-name="ce180"/>
          <table:table-cell table:style-name="ce193"/>
          <table:table-cell table:style-name="ce180"/>
          <table:table-cell table:number-columns-repeated="42"/>
        </table:table-row>
        <table:table-row table:style-name="ro2" table:number-rows-repeated="2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6"/>
          <table:table-cell table:number-columns-repeated="42"/>
        </table:table-row>
        <table:table-row table:style-name="ro2" table:number-rows-repeated="13">
          <table:table-cell table:style-name="ce180" table:number-columns-repeated="2"/>
          <table:table-cell table:style-name="ce195"/>
          <table:table-cell table:style-name="ce180" table:number-columns-repeated="3"/>
          <table:table-cell table:number-columns-repeated="2"/>
          <table:table-cell table:style-name="ce180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196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21:22:50.7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19T21:47:30.118000000</dc:date>
    <meta:editing-duration>P1DT11H27M58S</meta:editing-duration>
    <meta:editing-cycles>120</meta:editing-cycles>
    <meta:generator>LibreOffice/7.5.3.2$Windows_X86_64 LibreOffice_project/9f56dff12ba03b9acd7730a5a481eea045e468f3</meta:generator>
    <meta:document-statistic meta:table-count="13" meta:cell-count="369" meta:object-count="0"/>
  </office:meta>
</office:document-meta>
</file>